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color="#000000" style:font-name="apple-system" fo:font-size="12pt" fo:letter-spacing="normal" fo:font-style="italic" fo:font-weight="normal"/>
    </style:style>
    <style:style style:name="P2" style:family="paragraph" style:parent-style-name="Text_20_body">
      <style:paragraph-properties fo:margin-left="0cm" fo:margin-right="0cm" fo:margin-top="0.265cm" fo:margin-bottom="0.423cm" loext:contextual-spacing="false" fo:orphans="2" fo:widows="2" fo:text-indent="0cm" style:auto-text-indent="false" fo:padding="0cm" fo:border="none"/>
    </style:style>
    <style:style style:name="P3"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000000" style:font-name="apple-system"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Heading_20_4">
      <style:paragraph-properties fo:margin-left="0cm" fo:margin-right="0cm" fo:margin-top="0.635cm" fo:margin-bottom="0.423cm" loext:contextual-spacing="false" fo:line-height="125%" fo:orphans="2" fo:widows="2" fo:text-indent="0cm" style:auto-text-indent="false" fo:padding="0cm" fo:border="none"/>
      <style:text-properties fo:font-variant="normal" fo:text-transform="none" fo:color="#000000" style:font-name="apple-system" fo:letter-spacing="normal" fo:font-style="normal" fo:font-weight="bold"/>
    </style:style>
    <style:style style:name="P6" style:family="paragraph" style:parent-style-name="Standard">
      <style:text-properties officeooo:rsid="00167761" officeooo:paragraph-rsid="00167761"/>
    </style:style>
    <style:style style:name="P7" style:family="paragraph" style:parent-style-name="Heading_20_2">
      <style:text-properties fo:font-variant="normal" fo:text-transform="none" fo:color="#000000" style:font-name="apple-system" fo:font-size="12pt" fo:letter-spacing="normal" fo:font-style="normal" fo:font-weight="bold" style:font-size-asian="12pt" style:font-size-complex="12pt"/>
    </style:style>
    <style:style style:name="P8" style:family="paragraph" style:parent-style-name="Heading_20_2">
      <style:text-properties fo:font-variant="normal" fo:text-transform="none" fo:color="#000000" style:font-name="apple-system" fo:font-size="12pt" fo:letter-spacing="normal" fo:font-style="normal" fo:font-weight="bold" officeooo:rsid="00167761" officeooo:paragraph-rsid="001ecd23" style:font-size-asian="12pt" style:font-size-complex="12pt"/>
    </style:style>
    <style:style style:name="P9" style:family="paragraph" style:parent-style-name="Text_20_body">
      <style:text-properties fo:font-variant="normal" fo:text-transform="none" fo:color="#000000" style:font-name="apple-system" fo:font-size="12pt" fo:letter-spacing="normal" fo:font-style="normal" fo:font-weight="bold" officeooo:rsid="0019cba4" officeooo:paragraph-rsid="0019cba4" style:font-size-asian="12pt" style:font-size-complex="12pt"/>
    </style:style>
    <style:style style:name="P10" style:family="paragraph" style:parent-style-name="Text_20_body">
      <style:text-properties fo:font-variant="normal" fo:text-transform="none" fo:color="#000000" style:font-name="apple-system" fo:font-size="12pt" fo:letter-spacing="normal" fo:font-style="normal" fo:font-weight="bold" officeooo:rsid="001b2da9" officeooo:paragraph-rsid="001b2da9" style:font-size-asian="12pt" style:font-size-complex="12pt"/>
    </style:style>
    <style:style style:name="P11" style:family="paragraph" style:parent-style-name="Text_20_body">
      <style:text-properties fo:font-variant="normal" fo:text-transform="none" fo:color="#000000" style:font-name="apple-system" fo:font-size="12pt" fo:letter-spacing="normal" fo:font-style="normal" fo:font-weight="bold" officeooo:rsid="001c7443" officeooo:paragraph-rsid="001c7443" style:font-size-asian="12pt" style:font-size-complex="12pt"/>
    </style:style>
    <style:style style:name="P12" style:family="paragraph" style:parent-style-name="Text_20_body">
      <style:text-properties fo:font-variant="normal" fo:text-transform="none" fo:color="#000000" style:font-name="apple-system" fo:font-size="12pt" fo:letter-spacing="normal" fo:font-style="normal" fo:font-weight="bold" officeooo:rsid="001eda7b" officeooo:paragraph-rsid="001eda7b" style:font-size-asian="12pt" style:font-size-complex="12pt"/>
    </style:style>
    <style:style style:name="P13" style:family="paragraph" style:parent-style-name="Text_20_body">
      <style:text-properties fo:font-variant="normal" fo:text-transform="none" fo:color="#000000" style:font-name="apple-system" fo:font-size="12pt" fo:letter-spacing="normal" fo:font-style="normal" fo:font-weight="bold" officeooo:rsid="001eda7b" officeooo:paragraph-rsid="001f8656" style:font-size-asian="12pt" style:font-size-complex="12pt"/>
    </style:style>
    <style:style style:name="P14" style:family="paragraph" style:parent-style-name="Text_20_body">
      <style:text-properties fo:font-variant="normal" fo:text-transform="none" fo:color="#000000" style:font-name="apple-system" fo:font-size="12pt" fo:letter-spacing="normal" fo:font-style="normal" fo:font-weight="bold" officeooo:rsid="001eda7b" officeooo:paragraph-rsid="00242d2d" style:font-size-asian="12pt" style:font-size-complex="12pt"/>
    </style:style>
    <style:style style:name="P15" style:family="paragraph" style:parent-style-name="Text_20_body">
      <style:text-properties fo:font-variant="normal" fo:text-transform="none" fo:color="#000000" style:font-name="apple-system" fo:font-size="12pt" fo:letter-spacing="normal" fo:font-style="normal" fo:font-weight="bold" officeooo:rsid="002844a7" officeooo:paragraph-rsid="002844a7" style:font-size-asian="12pt" style:font-size-complex="12pt"/>
    </style:style>
    <style:style style:name="P16" style:family="paragraph" style:parent-style-name="Text_20_body">
      <style:text-properties fo:font-variant="normal" fo:text-transform="none" fo:color="#000000" style:font-name="apple-system" fo:font-size="12pt" fo:letter-spacing="normal" fo:font-style="normal" fo:font-weight="bold" officeooo:rsid="002a3e95" officeooo:paragraph-rsid="002a3e95" style:font-size-asian="12pt" style:font-size-complex="12pt"/>
    </style:style>
    <style:style style:name="P17" style:family="paragraph" style:parent-style-name="Text_20_body">
      <style:text-properties fo:font-variant="normal" fo:text-transform="none" fo:color="#000000" style:font-name="apple-system" fo:font-size="12pt" fo:letter-spacing="normal" fo:font-style="normal" fo:font-weight="bold" officeooo:rsid="002b16a3" officeooo:paragraph-rsid="002b16a3" style:font-size-asian="12pt" style:font-size-complex="12pt"/>
    </style:style>
    <style:style style:name="P18" style:family="paragraph" style:parent-style-name="Text_20_body">
      <style:text-properties fo:font-variant="normal" fo:text-transform="none" fo:color="#000000" style:font-name="apple-system" fo:font-size="12pt" fo:letter-spacing="normal" fo:font-style="normal" fo:font-weight="bold" officeooo:rsid="002c1565" officeooo:paragraph-rsid="002c1565" style:font-size-asian="12pt" style:font-size-complex="12pt"/>
    </style:style>
    <style:style style:name="P19" style:family="paragraph" style:parent-style-name="Text_20_body">
      <style:text-properties fo:font-variant="normal" fo:text-transform="none" fo:color="#000000" style:font-name="apple-system" fo:font-size="12pt" fo:letter-spacing="normal" fo:font-style="normal" fo:font-weight="bold" officeooo:rsid="002de9a9" officeooo:paragraph-rsid="002de9a9" style:font-size-asian="12pt" style:font-size-complex="12pt"/>
    </style:style>
    <style:style style:name="P20" style:family="paragraph" style:parent-style-name="Text_20_body">
      <style:text-properties fo:font-variant="normal" fo:text-transform="none" fo:color="#000000" style:font-name="apple-system" fo:font-size="12pt" fo:letter-spacing="normal" fo:font-style="normal" fo:font-weight="bold" officeooo:rsid="001f8656" officeooo:paragraph-rsid="0020329b" style:font-size-asian="12pt" style:font-size-complex="12pt"/>
    </style:style>
    <style:style style:name="P21" style:family="paragraph" style:parent-style-name="Text_20_body">
      <style:text-properties fo:font-variant="normal" fo:text-transform="none" fo:color="#000000" style:font-name="apple-system" fo:font-size="12pt" fo:letter-spacing="normal" fo:font-style="normal" fo:font-weight="bold" officeooo:rsid="0020329b" officeooo:paragraph-rsid="0021d191" style:font-size-asian="12pt" style:font-size-complex="12pt"/>
    </style:style>
    <style:style style:name="P22" style:family="paragraph" style:parent-style-name="Text_20_body">
      <style:text-properties fo:font-variant="normal" fo:text-transform="none" fo:color="#000000" style:font-name="apple-system" fo:font-size="12pt" fo:letter-spacing="normal" fo:font-style="normal" fo:font-weight="bold" officeooo:rsid="0021d191" officeooo:paragraph-rsid="00228070" style:font-size-asian="12pt" style:font-size-complex="12pt"/>
    </style:style>
    <style:style style:name="P23" style:family="paragraph" style:parent-style-name="Text_20_body">
      <style:text-properties fo:font-variant="normal" fo:text-transform="none" fo:color="#000000" style:font-name="apple-system" fo:font-size="12pt" fo:letter-spacing="normal" fo:font-style="normal" fo:font-weight="bold" officeooo:rsid="00228070" officeooo:paragraph-rsid="00228070" style:font-size-asian="12pt" style:font-size-complex="12pt"/>
    </style:style>
    <style:style style:name="P24" style:family="paragraph" style:parent-style-name="Text_20_body">
      <style:text-properties fo:font-variant="normal" fo:text-transform="none" fo:color="#000000" style:font-name="apple-system" fo:font-size="12pt" fo:letter-spacing="normal" fo:font-style="normal" fo:font-weight="bold" officeooo:rsid="00228070" officeooo:paragraph-rsid="00232c83" style:font-size-asian="12pt" style:font-size-complex="12pt"/>
    </style:style>
    <style:style style:name="P25" style:family="paragraph" style:parent-style-name="Text_20_body">
      <style:text-properties fo:font-variant="normal" fo:text-transform="none" fo:color="#000000" style:font-name="apple-system" fo:font-size="12pt" fo:letter-spacing="normal" fo:font-style="normal" fo:font-weight="bold" officeooo:rsid="00232c83" officeooo:paragraph-rsid="00232c83" style:font-size-asian="12pt" style:font-size-complex="12pt"/>
    </style:style>
    <style:style style:name="P26" style:family="paragraph" style:parent-style-name="Text_20_body">
      <style:text-properties fo:font-variant="normal" fo:text-transform="none" fo:color="#000000" style:font-name="apple-system" fo:font-size="12pt" fo:letter-spacing="normal" fo:font-style="normal" fo:font-weight="bold" officeooo:rsid="00232c83" officeooo:paragraph-rsid="00242d2d" style:font-size-asian="12pt" style:font-size-complex="12pt"/>
    </style:style>
    <style:style style:name="P27" style:family="paragraph" style:parent-style-name="Text_20_body">
      <style:text-properties fo:font-variant="normal" fo:text-transform="none" fo:color="#000000" style:font-name="apple-system" fo:font-size="12pt" fo:letter-spacing="normal" fo:font-style="normal" fo:font-weight="bold" officeooo:rsid="00242d2d" officeooo:paragraph-rsid="00242d2d" style:font-size-asian="12pt" style:font-size-complex="12pt"/>
    </style:style>
    <style:style style:name="P28" style:family="paragraph" style:parent-style-name="Text_20_body">
      <style:text-properties fo:font-variant="normal" fo:text-transform="none" fo:color="#000000" style:font-name="apple-system" fo:font-size="12pt" fo:letter-spacing="normal" fo:font-style="normal" fo:font-weight="bold" officeooo:rsid="002fcb69" officeooo:paragraph-rsid="002fcb69" style:font-size-asian="12pt" style:font-size-complex="12pt"/>
    </style:style>
    <style:style style:name="P29" style:family="paragraph" style:parent-style-name="Text_20_body">
      <style:text-properties fo:font-variant="normal" fo:text-transform="none" fo:color="#000000" style:font-name="apple-system" fo:font-size="12pt" fo:letter-spacing="normal" fo:font-style="normal" fo:font-weight="bold" officeooo:rsid="00306ee0" officeooo:paragraph-rsid="00306ee0" style:font-size-asian="12pt" style:font-size-complex="12pt"/>
    </style:style>
    <style:style style:name="P30" style:family="paragraph" style:parent-style-name="Text_20_body">
      <style:text-properties fo:font-variant="normal" fo:text-transform="none" fo:color="#000000" style:font-name="apple-system" fo:font-size="12pt" fo:letter-spacing="normal" fo:font-style="normal" fo:font-weight="bold" officeooo:rsid="00313d99" officeooo:paragraph-rsid="00313d99" style:font-size-asian="12pt" style:font-size-complex="12pt"/>
    </style:style>
    <style:style style:name="P31" style:family="paragraph" style:parent-style-name="Text_20_body">
      <style:text-properties fo:font-variant="normal" fo:text-transform="none" fo:color="#000000" style:font-name="apple-system" fo:font-size="12pt" fo:letter-spacing="normal" fo:font-style="normal" fo:font-weight="bold" officeooo:rsid="003245eb" officeooo:paragraph-rsid="003245eb" style:font-size-asian="12pt" style:font-size-complex="12pt"/>
    </style:style>
    <style:style style:name="P32" style:family="paragraph" style:parent-style-name="Text_20_body">
      <style:text-properties fo:font-variant="normal" fo:text-transform="none" fo:color="#000000" style:font-name="apple-system" fo:font-size="12pt" fo:letter-spacing="normal" fo:font-style="normal" fo:font-weight="bold" officeooo:rsid="00334f9f" officeooo:paragraph-rsid="00334f9f" style:font-size-asian="12pt" style:font-size-complex="12pt"/>
    </style:style>
    <style:style style:name="P33" style:family="paragraph" style:parent-style-name="Text_20_body">
      <style:text-properties fo:font-variant="normal" fo:text-transform="none" fo:color="#000000" style:font-name="apple-system" fo:font-size="12pt" fo:letter-spacing="normal" fo:font-style="normal" fo:font-weight="bold" officeooo:rsid="003416c7" officeooo:paragraph-rsid="003416c7" style:font-size-asian="12pt" style:font-size-complex="12pt"/>
    </style:style>
    <style:style style:name="P34" style:family="paragraph" style:parent-style-name="Text_20_body">
      <style:text-properties fo:font-variant="normal" fo:text-transform="none" fo:color="#000000" style:font-name="apple-system" fo:font-size="12pt" fo:letter-spacing="normal" fo:font-style="normal" fo:font-weight="bold" officeooo:rsid="00355807" officeooo:paragraph-rsid="00355807" style:font-size-asian="12pt" style:font-size-complex="12pt"/>
    </style:style>
    <style:style style:name="P35" style:family="paragraph" style:parent-style-name="Text_20_body">
      <style:text-properties fo:font-variant="normal" fo:text-transform="none" fo:color="#000000" style:font-name="apple-system" fo:font-size="12pt" fo:letter-spacing="normal" fo:font-style="normal" fo:font-weight="bold" officeooo:rsid="003633da" officeooo:paragraph-rsid="003633da" style:font-size-asian="12pt" style:font-size-complex="12pt"/>
    </style:style>
    <style:style style:name="P36" style:family="paragraph" style:parent-style-name="Text_20_body">
      <style:text-properties fo:font-variant="normal" fo:text-transform="none" fo:color="#000000" style:font-name="apple-system" fo:font-size="12pt" fo:letter-spacing="normal" fo:font-style="normal" fo:font-weight="bold" officeooo:rsid="00366704" officeooo:paragraph-rsid="00366704" style:font-size-asian="12pt" style:font-size-complex="12pt"/>
    </style:style>
    <style:style style:name="P37" style:family="paragraph" style:parent-style-name="Text_20_body" style:list-style-name="L1">
      <style:paragraph-properties fo:margin-left="0cm" fo:margin-right="0cm" fo:margin-top="0.265cm" fo:margin-bottom="0.423cm" loext:contextual-spacing="false" fo:orphans="2" fo:widows="2" fo:text-indent="0cm" style:auto-text-indent="false" fo:padding="0cm" fo:border="none"/>
    </style:style>
    <style:style style:name="P38" style:family="paragraph" style:parent-style-name="Text_20_body" style:list-style-name="L1">
      <style:paragraph-properties fo:margin-top="0.265cm" fo:margin-bottom="0.423cm" loext:contextual-spacing="false" fo:orphans="2" fo:widows="2" fo:padding="0cm" fo:border="none"/>
    </style:style>
    <style:style style:name="P39" style:family="paragraph" style:parent-style-name="Heading_20_2">
      <style:text-properties fo:font-variant="normal" fo:text-transform="none" fo:color="#000000" style:font-name="apple-system" fo:font-size="12pt" fo:letter-spacing="normal" fo:font-style="normal" fo:font-weight="bold" officeooo:rsid="0018282e" officeooo:paragraph-rsid="001ecd23" style:font-size-asian="12pt" style:font-size-complex="12pt"/>
    </style:style>
    <style:style style:name="T1" style:family="text">
      <style:text-properties officeooo:rsid="00158e79"/>
    </style:style>
    <style:style style:name="T2" style:family="text">
      <style:text-properties fo:font-variant="normal" fo:text-transform="none" fo:color="#000000" style:font-name="apple-system" fo:font-size="12pt" fo:letter-spacing="normal" fo:font-style="normal" fo:font-weight="normal"/>
    </style:style>
    <style:style style:name="T3" style:family="text">
      <style:text-properties fo:font-variant="normal" fo:text-transform="none" fo:color="#000000" style:font-name="apple-system" fo:font-size="12pt" fo:letter-spacing="normal" fo:font-style="normal" fo:font-weight="bold"/>
    </style:style>
    <style:style style:name="T4" style:family="text">
      <style:text-properties fo:font-variant="normal" fo:text-transform="none" fo:color="#000000" style:font-name="Consolas" fo:font-size="11.25pt" fo:letter-spacing="normal" fo:font-style="normal" fo:font-weight="normal"/>
    </style:style>
    <style:style style:name="T5"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6" style:family="text">
      <style:text-properties officeooo:rsid="001b2da9"/>
    </style:style>
    <style:style style:name="T7" style:family="text">
      <style:text-properties officeooo:rsid="001c7443"/>
    </style:style>
    <style:style style:name="T8" style:family="text">
      <style:text-properties officeooo:rsid="001e3127"/>
    </style:style>
    <style:style style:name="T9" style:family="text">
      <style:text-properties officeooo:rsid="00242d2d"/>
    </style:style>
    <style:style style:name="T10" style:family="text">
      <style:text-properties officeooo:rsid="0027c8e2"/>
    </style:style>
    <style:style style:name="T11" style:family="text">
      <style:text-properties officeooo:rsid="002c1565"/>
    </style:style>
    <style:style style:name="T12" style:family="text">
      <style:text-properties fo:font-weight="bold" style:font-weight-asian="bold" style:font-weight-complex="bold"/>
    </style:style>
    <style:style style:name="T13" style:family="text">
      <style:text-properties fo:font-weight="bold" officeooo:rsid="00158e79" style:font-weight-asian="bold" style:font-weight-complex="bold"/>
    </style:style>
    <style:style style:name="T14" style:family="text">
      <style:text-properties officeooo:rsid="00313d99"/>
    </style:style>
    <style:style style:name="T15" style:family="text">
      <style:text-properties officeooo:rsid="003245eb"/>
    </style:style>
    <style:style style:name="T16" style:family="text">
      <style:text-properties officeooo:rsid="00334f9f"/>
    </style:style>
    <style:style style:name="T17" style:family="text">
      <style:text-properties officeooo:rsid="003416c7"/>
    </style:style>
    <style:style style:name="T18" style:family="text">
      <style:text-properties officeooo:rsid="00355807"/>
    </style:style>
    <style:style style:name="T19" style:family="text">
      <style:text-properties officeooo:rsid="003633da"/>
    </style:style>
    <style:style style:name="T20" style:family="text">
      <style:text-properties officeooo:rsid="00366704"/>
    </style:style>
    <text:list-style style:name="L1">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4"/><text:span text:style-name="T12"><text:s text:c="4"/></text:span><text:span text:style-name="T13">2019 IQ</text:span></text:p>
      <text:p text:style-name="Standard"/>
      <text:h text:style-name="P7" text:outline-level="2"><text:span text:style-name="T1">1. </text:span>Architectural Constraints</text:h>
      <text:p text:style-name="P2"><text:span text:style-name="T2">REST defines </text:span><text:span text:style-name="Strong_20_Emphasis"><text:span text:style-name="T3">6 architectural constraints</text:span></text:span><text:span text:style-name="T2"> which make any web service – a true RESTful API.</text:span></text:p>
      <text:list xml:id="list7089152733875673401" text:style-name="L1">
        <text:list-item>
          <text:p text:style-name="P37"><text:a xlink:type="simple" xlink:href="https://restfulapi.net/rest-architectural-constraints/#uniform-interface" text:style-name="Internet_20_link" text:visited-style-name="Visited_20_Internet_20_Link"><text:span text:style-name="T5">Uniform interface</text:span></text:a></text:p>
        </text:list-item>
        <text:list-item>
          <text:p text:style-name="P38"><text:a xlink:type="simple" xlink:href="https://restfulapi.net/rest-architectural-constraints/#client-server" text:style-name="Internet_20_link" text:visited-style-name="Visited_20_Internet_20_Link"><text:span text:style-name="T5">Client–server</text:span></text:a></text:p>
        </text:list-item>
        <text:list-item>
          <text:p text:style-name="P38"><text:a xlink:type="simple" xlink:href="https://restfulapi.net/rest-architectural-constraints/#stateless" text:style-name="Internet_20_link" text:visited-style-name="Visited_20_Internet_20_Link"><text:span text:style-name="T5">Stateless</text:span></text:a></text:p>
        </text:list-item>
        <text:list-item>
          <text:p text:style-name="P38"><text:a xlink:type="simple" xlink:href="https://restfulapi.net/rest-architectural-constraints/#cacheable" text:style-name="Internet_20_link" text:visited-style-name="Visited_20_Internet_20_Link"><text:span text:style-name="T5">Cacheable</text:span></text:a></text:p>
        </text:list-item>
        <text:list-item>
          <text:p text:style-name="P38"><text:a xlink:type="simple" xlink:href="https://restfulapi.net/rest-architectural-constraints/#layered-system" text:style-name="Internet_20_link" text:visited-style-name="Visited_20_Internet_20_Link"><text:span text:style-name="T5">Layered system</text:span></text:a></text:p>
        </text:list-item>
        <text:list-item>
          <text:p text:style-name="P38"><text:a xlink:type="simple" xlink:href="https://restfulapi.net/rest-architectural-constraints/#code-on-demand" text:style-name="Internet_20_link" text:visited-style-name="Visited_20_Internet_20_Link"><text:span text:style-name="T5">Code on demand (optional)</text:span></text:a></text:p>
        </text:list-item>
      </text:list>
      <text:h text:style-name="P5" text:outline-level="4"><text:bookmark text:name="uniform-interface"/>Uniform interface</text:h>
      <text:p text:style-name="P2"><text:span text:style-name="T2">As the constraint name itself applies, you MUST decide APIs interface for resources inside the system which are exposed to API consumers and follow religiously. A resource in the system should have only one logical URI and that should provide a way to fetch related or additional data. It’s always better to </text:span><text:span text:style-name="Strong_20_Emphasis"><text:span text:style-name="T3">synonymise a resource with a web page</text:span></text:span><text:span text:style-name="T2">.</text:span></text:p>
      <text:p text:style-name="P2"><text:span text:style-name="T2">Any single resource should not be too large and contain each and everything in its representation. Whenever relevant, a resource should contain </text:span><text:span text:style-name="Strong_20_Emphasis"><text:span text:style-name="T3">links (HATEOAS) pointing to relative URIs</text:span></text:span><text:span text:style-name="T2"> to fetch related information.</text:span></text:p>
      <text:p text:style-name="P3">Also, the resource representations across system should follow certain guidelines such as naming conventions, link formats or data format (xml or/and json).</text:p>
      <text:p text:style-name="P3">All resources should be accessible through a common approach such as HTTP GET and similarly modified using a consistent approach.</text:p>
      <text:p text:style-name="P1">Once a developer becomes familiar with one of your API, he should be able to follow the similar approach for other APIs.</text:p>
      <text:h text:style-name="P5" text:outline-level="4"><text:bookmark text:name="client-server"/><text:soft-page-break/>Client–server</text:h>
      <text:p text:style-name="P3">This essentially means that client application and server application MUST be able to evolve separately without any dependency on each other. A client should know only resource URIs and that’s all. Today, this is normal practice in web development so nothing fancy is required from your side. Keep it simple.</text:p>
      <text:p text:style-name="P1">Servers and clients may also be replaced and developed independently, as long as the interface between them is not altered.</text:p>
      <text:h text:style-name="P5" text:outline-level="4"><text:bookmark text:name="stateless"/>Stateless</text:h>
      <text:p text:style-name="P3">Roy fielding got inspiration from HTTP, so it reflects in this constraint. Make all client-server interaction stateless. Server will not store anything about latest HTTP request client made. It will treat each and every request as new. No session, no history.</text:p>
      <text:p text:style-name="P3">If client application needs to be a stateful application for the end user, where user logs in once and do other authorized operations thereafter, then each request from the client should contain all the information necessary to service the request – including authentication and authorization details.</text:p>
      <text:p text:style-name="P1">No client context shall be stored on the server between requests. The client is responsible for managing the state of the application.</text:p>
      <text:h text:style-name="P5" text:outline-level="4"><text:bookmark text:name="cacheable"/>Cacheable</text:h>
      <text:p text:style-name="P3">In today’s world, caching of data and responses is of utmost important wherever they are applicable/possible. The webpage you are reading here is also a cached version of the HTML page. Caching brings performance improvement for client side, and better scope for scalability for a server because the load has reduced.</text:p>
      <text:p text:style-name="P3">In REST, caching shall be applied to resources when applicable and then these resources MUST declare themselves cacheable. Caching can be implemented on the server or client side.</text:p>
      <text:p text:style-name="P1">Well-managed caching partially or completely eliminates some client-server interactions, further improving scalability and performance.</text:p>
      <text:h text:style-name="P5" text:outline-level="4"><text:bookmark text:name="layered-system"/><text:soft-page-break/>Layered system</text:h>
      <text:p text:style-name="P3">REST allows you to use a layered system architecture where you deploy the APIs on server A, and store data on server B and authenticate requests in Server C, for example. A client cannot ordinarily tell whether it is connected directly to the end server, or to an intermediary along the way.</text:p>
      <text:h text:style-name="P5" text:outline-level="4"><text:bookmark text:name="code-on-demand"/>Code on demand (optional)</text:h>
      <text:p text:style-name="P4"><text:span text:style-name="T2">Well, this constraint is optional. Most of the time you will be sending the static representations of resources in form of XML or JSON. But when you need to, you are free to </text:span><text:span text:style-name="Source_20_Text"><text:span text:style-name="T4">return executable code</text:span></text:span><text:span text:style-name="T2"> to support a part of your application e.g. clients may call your API to get a UI widget rendering code. It is permitted.</text:span></text:p>
      <text:p text:style-name="P1">All above constraints help you build a truly RESTful API and you should follow them. Still, at times you may find yourself violating one or two constraints. Do not worry, you are still making a RESTful API – but not “truly RESTful”.</text:p>
      <text:p text:style-name="P3">Notice that all the above constraints are most closely related to WWW (the web). Using RESTful APIs, you can do the same thing with your web services what you do to web pages.</text:p>
      <text:h text:style-name="P8" text:outline-level="2">2<text:span text:style-name="T1">. </text:span>How to achieve spring security</text:h>
      <text:h text:style-name="P39" text:outline-level="2">3. Why spring boot is better than spring</text:h>
      <text:p text:style-name="P9">4. <text:span text:style-name="T6">how to manage load balance in cluster</text:span></text:p>
      <text:p text:style-name="P10">5. what is spring core</text:p>
      <text:p text:style-name="P10">6. <text:span text:style-name="T7">how to change the server in spring boot</text:span></text:p>
      <text:p text:style-name="P11">7. <text:span text:style-name="T8">how microservices communicated to each other</text:span></text:p>
      <text:p text:style-name="P12">8. what is @inject and @autowire</text:p>
      <text:p text:style-name="P12">9. write the binary search</text:p>
      <text:p text:style-name="P12">10. write the code for below question</text:p>
      <text:p text:style-name="P12">String s=”abcde” <text:s/>a[1,2,3]</text:p>
      <text:p text:style-name="P12">output1=bbcde output2=cccde output3=dddde</text:p>
      <text:p text:style-name="P13">final output=dddde it changed a to b means next alphabet baseed on array element number</text:p>
      <text:p text:style-name="P20">11. writet the code for reverse a string in recursive faission</text:p>
      <text:p text:style-name="P21">12. what is difference betweein in and between in sql</text:p>
      <text:p text:style-name="P22"><text:soft-page-break/>13. what is the store procedure</text:p>
      <text:p text:style-name="P23">14. what is aggregaton, association , and composition</text:p>
      <text:p text:style-name="P24">15. how to convert byte array to string</text:p>
      <text:p text:style-name="P25">16. what is scenario to use static method</text:p>
      <text:p text:style-name="P26">17. what is decorator desing pattern</text:p>
      <text:p text:style-name="P27">18. write the program to take input string and write to new line each time in file <text:s/>using python</text:p>
      <text:p text:style-name="P14"><text:span text:style-name="T9">19. </text:span><text:s/><text:span text:style-name="T10">convert abcd to bcde using python</text:span></text:p>
      <text:p text:style-name="P15">20. write the program to get unique key from list that contain the multiple key value pair</text:p>
      <text:p text:style-name="P16">21. how to set custom status as return type in spring or jersy</text:p>
      <text:p text:style-name="P17">22. write the program to count element from arraylist</text:p>
      <text:p text:style-name="P17">23. <text:span text:style-name="T11">write the program to shift all zero to the end of array</text:span></text:p>
      <text:p text:style-name="P18">24. write the program to shift all vowels to the begining of array</text:p>
      <text:p text:style-name="P19">25. write the program to print pyramid pattern</text:p>
      <text:p text:style-name="P28">26. how to implement spring security in our application</text:p>
      <text:p text:style-name="P29">27. <text:span text:style-name="T14">W</text:span>hat is quick sort</text:p>
      <text:p text:style-name="P29">28. <text:span text:style-name="T14">W</text:span>hat is merge sort</text:p>
      <text:p text:style-name="P29">29. Executor service</text:p>
      <text:p text:style-name="P29">30. <text:span text:style-name="T14">What is threadPoolExecutor</text:span></text:p>
      <text:p text:style-name="P30">31. What is binary sort</text:p>
      <text:p text:style-name="P30">31. What is heap sort</text:p>
      <text:p text:style-name="P30">32. <text:span text:style-name="T15">wap for sorting array based on frequency</text:span></text:p>
      <text:p text:style-name="P31">33. what is spring bean</text:p>
      <text:p text:style-name="P31">34. what is difference <text:span text:style-name="T16">between @autowire and @resource and @inject</text:span></text:p>
      <text:p text:style-name="P32">35. what is cyclic dependency and how to resolve</text:p>
      <text:p text:style-name="P32">36. what is factory design pattern write an example</text:p>
      <text:p text:style-name="P32">37. <text:span text:style-name="T17">class level annotation to define json</text:span></text:p>
      <text:p text:style-name="P33">38. <text:span text:style-name="T18">what is wrapper class</text:span></text:p>
      <text:p text:style-name="P34">39. what is elastic search</text:p>
      <text:p text:style-name="P34"><text:soft-page-break/>40. how to find the middle element of linklist with lenght and without length</text:p>
      <text:p text:style-name="P34">41. hwo to reverse the linkedlist</text:p>
      <text:p text:style-name="P34">42. how to find linkedlist is cycle or not</text:p>
      <text:p text:style-name="P34">43. <text:span text:style-name="T19">how to shift all zero to left to array</text:span></text:p>
      <text:p text:style-name="P35">44. hwo to shift all alphabet to end of array</text:p>
      <text:p text:style-name="P35">45. <text:span text:style-name="T20">what is difference between get and post</text:span></text:p>
      <text:p text:style-name="P36">46. what is classnotfoundexception</text:p>
      <text:p text:style-name="P36">47. what is classdefexception</text:p>
      <text:p text:style-name="P3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1:44:23.925417307</meta:creation-date>
    <dc:date>2019-02-09T21:38:05.687226495</dc:date>
    <meta:editing-duration>PT54M43S</meta:editing-duration>
    <meta:editing-cycles>30</meta:editing-cycles>
    <meta:generator>LibreOffice/5.1.6.2$Linux_X86_64 LibreOffice_project/10m0$Build-2</meta:generator>
    <meta:document-statistic meta:table-count="0" meta:image-count="0" meta:object-count="0" meta:page-count="5" meta:paragraph-count="82" meta:word-count="1057" meta:character-count="6255" meta:non-whitespace-character-count="5234"/>
  </office:meta>
</office:document-meta>
</file>